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922" officeooo:paragraph-rsid="000c3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1) <text:s/>B</text:p>
      <text:p text:style-name="P1"/>
      <text:p text:style-name="P1">2) <text:s/>C</text:p>
      <text:p text:style-name="P1"/>
      <text:p text:style-name="P1">3) <text:s/>A</text:p>
      <text:p text:style-name="P1"/>
      <text:p text:style-name="P1">4) <text:s/>D</text:p>
      <text:p text:style-name="P1"/>
      <text:p text:style-name="P1">5) <text:s/>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6:21:33.388889734</meta:creation-date>
    <meta:generator>LibreOffice/5.1.6.2$Linux_X86_64 LibreOffice_project/10m0$Build-2</meta:generator>
    <dc:date>2019-01-10T16:27:12.871790527</dc:date>
    <meta:editing-duration>PT5M40S</meta:editing-duration>
    <meta:editing-cycles>1</meta:editing-cycles>
    <meta:document-statistic meta:table-count="0" meta:image-count="0" meta:object-count="0" meta:page-count="1" meta:paragraph-count="5" meta:word-count="10" meta:character-count="26" meta:non-whitespace-character-count="16"/>
  </office:meta>
</office:document-meta>
</file>